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valuation of the Team and the entire project<text:line-break/></text:h>
      <text:p text:style-name="Text_20_body"><text:span text:style-name="T1">How did the team perform as a whole, and how could that have been improved?</text:span><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ade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p text:style-name="P1">How could the project have been improved?</text:p>
      <text:p text:style-name="P2">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p text:style-name="Text_20_body"/>
      <text:p text:style-name="Text_20_body"/>
      <text:p text:style-name="P1">What were the most important lessons learned about software projects and about working in t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9:22:19.58</meta:creation-date>
    <dc:date>2013-02-17T17:17:50.38</dc:date>
    <meta:editing-duration>PT21H55M28S</meta:editing-duration>
    <meta:editing-cycles>5</meta:editing-cycles>
    <meta:generator>OpenOffice.org/3.4.1$Win32 OpenOffice.org_project/341m1$Build-9593</meta:generator>
    <meta:document-statistic meta:table-count="0" meta:image-count="0" meta:object-count="0" meta:page-count="1" meta:paragraph-count="9" meta:word-count="378" meta:character-count="2119"/>
  </office:meta>
</office:document-meta>
</file>